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What is philosophy?</text:p>
      <text:p text:style-name="Text_20_body">The object of science is not concepts but rather functions that are presented as propositions in discursive systems. 117</text:p>
      <text:p text:style-name="Text_20_body">The elements of functions are called <text:span text:style-name="T1">functives. 117</text:span></text:p>
      <text:p text:style-name="Text_20_body">When an object – a geometrical space, for example – is scientifically constructed by functions, its philosophical concept, which is by no means given in the function, must still be discovered. 117</text:p>
      <text:p text:style-name="Text_20_body">It is a a fantastic <text:span text:style-name="T1">slowing down, </text:span><text:span text:style-name="T3"><text:s/>and it is by slowing down that matter, as well as the scientific thought able to penetrate it with propositions, is actualized. </text:span>A function is a Slow-motion. 118</text:p>
      <text:p text:style-name="Text_20_body">The respective independence of variables appears in mathematics when one of them is at a higher power than the first. 122</text:p>
      <text:p text:style-name="Text_20_body">The etats des choses is a function: it is a complex variable that depends on a relation between at least two independent variables 122</text:p>
      <text:p text:style-name="Text_20_body">An etats des choses or “derivative” function depends on such a relation: an operation of depotentialization has been carried out that makes possible the comparison of distinct powers starting from which a thing or a body may well develop (integration). 122</text:p>
      <text:p text:style-name="Text_20_body">When we go from the state of affairs to the <text:span text:style-name="T1">thing</text:span><text:span text:style-name="T3"> itself, we see that a thing is always related to several exes at once according to variables that are functions of each other, even if the internal unit remains undetermined. <text:s/>122</text:span></text:p>
      <text:p text:style-name="Text_20_body"><text:span text:style-name="T3">But when the things itself undergoes changes of coordinates, strictly speaking it becomes a </text:span><text:span text:style-name="T2">body</text:span><text:span text:style-name="T4">, </text:span><text:span text:style-name="T5">and instead of the function taking the limit and the variable as reference, it takes an invariant and a group of transformations. 122</text:span></text:p>
      <text:p text:style-name="Text_20_body">The difference between body and state of affairs (or thing) pertains to the individuation of the body, which proceeds by a cascade of actualizations. 123</text:p>
      <text:p text:style-name="Text_20_body">Thus we find ourselves confronting a new string of functives, systems of coordinates, potentials, states of affairs (etats des choses), things and bodies. Etats des choses are ordered mixtures, of very different types, which may even only concern trajectories. But things are interactions, and bodies are communications. Etats des choses refer to geometrical coordinates of supposedly closed systems, things, refer to energetic coordinates of coupled systmes, and bodies refer to informational coordinates of spearated, unconnected systems. 123</text:p>
      <text:p text:style-name="Text_20_body"/>
      <text:p text:style-name="P1">Concepts and functions thus appear as two types of multiplicities or varieties whose natures are different. 127</text:p>
      <text:p text:style-name="P2">science brings to light <text:span text:style-name="T1">partial observers </text:span><text:s/>in relation to functions within systems of reference.129</text:p>
      <text:p text:style-name="P2">in short, the role of the partial observer is to <text:span text:style-name="T1">perceive</text:span> and <text:span text:style-name="T1">to experience</text:span> , although these perceptions and affections are not those of a man, in the currently accepted sense, but belong to the things studied. 130</text:p>
      <text:p text:style-name="P2">Rather than oppose sensory knowledge and scientific knowledge, we should identify the sensibilia that populate systems of coordinates and are peculiar to science 131</text:p>
      <text:p text:style-name="P2">Far from sensibilia being defined by instruments, since the latter are waiting for a real observer to come and see, it is instruments that presuppose the ideal partial observer situated at a good vantage poitn in things: 131</text:p>
      <text:p text:style-name="P2">But the fact that there are specifically philosophical perceptions and affections and specifically scientific ones --- in short, sensibilia of the concept and sensibilia of the function – already indicates the basis of a relationship between science and philosophy, science and art … such that we can say <text:soft-page-break/>that a function is beautiful. 132</text:p>
      <text:p text:style-name="P2">The function in science determines a state of affairs, thing, or body that actualizes the virtual on a plane of reference and in a system of coordinates 133</text:p>
      <text:p text:style-name="P2">How are we to conceive of practical transitions between the two sorts of problems? 133</text:p>
      <text:p text:style-name="P2">Functions derive all their power from reference, whether this be reference to states of affairs, things, or other propositions. 138</text:p>
      <text:p text:style-name="P2">Acts of reference are finite movements of thought by which science constitutes or modifies states of affairs and bodies. </text:p>
      <text:p text:style-name="P2">States of affairs … are <text:span text:style-name="T1">mixtures 15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3T09:52:02</meta:creation-date>
    <dc:date>2011-12-13T10:53:26</dc:date>
    <meta:editing-duration>PT1H1M24S</meta:editing-duration>
    <meta:editing-cycles>5</meta:editing-cycles>
    <meta:generator>LibreOffice/3.3$Linux LibreOffice_project/330m19$Build-401</meta:generator>
    <meta:document-statistic meta:table-count="0" meta:image-count="0" meta:object-count="0" meta:page-count="2" meta:paragraph-count="23" meta:word-count="639" meta:character-count="3930"/>
  </office:meta>
</office:document-meta>
</file>